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ee9e"/>
    </style:style>
    <style:style style:name="P2" style:family="paragraph" style:parent-style-name="Standard">
      <style:text-properties officeooo:rsid="001cee9e" officeooo:paragraph-rsid="001cee9e"/>
    </style:style>
    <style:style style:name="P3" style:family="paragraph" style:parent-style-name="Standard">
      <loext:graphic-properties draw:fill="none"/>
      <style:paragraph-properties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4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5" style:family="paragraph" style:parent-style-name="Standard" style:list-style-name="L4">
      <loext:graphic-properties draw:fill="none"/>
      <style:paragraph-properties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6" style:family="paragraph" style:parent-style-name="Standard" style:list-style-name="L5">
      <loext:graphic-properties draw:fill="none"/>
      <style:paragraph-properties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7" style:family="paragraph" style:parent-style-name="Standard" style:list-style-name="L6">
      <loext:graphic-properties draw:fill="none"/>
      <style:paragraph-properties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8" style:family="paragraph" style:parent-style-name="Standard" style:list-style-name="L6">
      <loext:graphic-properties draw:fill="none"/>
      <style:paragraph-properties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9" style:family="paragraph" style:parent-style-name="Standard">
      <loext:graphic-properties draw:fill="none"/>
      <style:paragraph-properties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10" style:family="paragraph" style:parent-style-name="Standard" style:list-style-name="L5">
      <loext:graphic-properties draw:fill="none"/>
      <style:paragraph-properties fo:background-color="transparent">
        <style:tab-stops/>
      </style:paragraph-properties>
      <style:text-properties officeooo:paragraph-rsid="001cee9e"/>
    </style:style>
    <style:style style:name="P11" style:family="paragraph" style:parent-style-name="Standard" style:list-style-name="L5">
      <loext:graphic-properties draw:fill="none"/>
      <style:paragraph-properties fo:background-color="transparent">
        <style:tab-stops/>
      </style:paragraph-properties>
      <style:text-properties fo:font-style="normal" fo:font-weight="normal" officeooo:rsid="001cee9e" officeooo:paragraph-rsid="001cee9e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2cm" fo:margin-right="0cm" fo:text-indent="0cm" style:auto-text-indent="false"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P13" style:family="paragraph" style:parent-style-name="Standard" style:list-style-name="L4" style:master-page-name="">
      <loext:graphic-properties draw:fill="none"/>
      <style:paragraph-properties style:page-number="auto" fo:background-color="transparent">
        <style:tab-stops/>
      </style:paragraph-properties>
      <style:text-properties fo:font-weight="normal" officeooo:rsid="001cee9e" officeooo:paragraph-rsid="001cee9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96ec" style:font-style-asian="normal" style:font-style-complex="normal"/>
    </style:style>
    <style:style style:name="T4" style:family="text">
      <style:text-properties fo:font-weight="normal" officeooo:rsid="001cee9e" style:font-weight-asian="normal" style:font-weight-complex="normal"/>
    </style:style>
    <style:style style:name="T5" style:family="text">
      <style:text-properties fo:font-weight="normal" officeooo:rsid="0021c12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s about FW20</text:p>
      <text:p text:style-name="P1"/>
      <text:h text:style-name="Heading_20_2" text:outline-level="2">to compile </text:h>
      <text:p text:style-name="P2"/>
      <text:list xml:id="list2630401958" text:style-name="L4">
        <text:list-item>
          <text:p text:style-name="P13">g++ Source/Main_PerfCode2020.cpp -o fw</text:p>
        </text:list-item>
        <text:list-item>
          <text:p text:style-name="P5">the executable is “fw”</text:p>
        </text:list-item>
      </text:list>
      <text:p text:style-name="P12"/>
      <text:h text:style-name="Heading_20_2" text:outline-level="2">to run </text:h>
      <text:list xml:id="list3635161548" text:style-name="L2">
        <text:list-item>
          <text:p text:style-name="P4">./fw [inputfile]</text:p>
        </text:list-item>
      </text:list>
      <text:list xml:id="list191568554" text:style-name="L5">
        <text:list-item>
          <text:p text:style-name="P10"><text:span text:style-name="T4">where inputfile is the input file name without .txt extension, </text:span><text:span text:style-name="T5">optional</text:span></text:p>
        </text:list-item>
        <text:list-item>
          <text:p text:style-name="P6">program generates output directory /<text:span text:style-name="T1">output/inputfile</text:span></text:p>
        </text:list-item>
        <text:list-item>
          <text:p text:style-name="P11">defaults: if no inputfile is given, default input file is “input.txt” and output is in /output </text:p>
        </text:list-item>
      </text:list>
      <text:p text:style-name="P3"><text:span text:style-name="T1"><text:tab/><text:tab/></text:span></text:p>
      <text:p text:style-name="P3"><text:span text:style-name="T1"><text:tab/></text:span><text:span text:style-name="T2">following directories and inputs are needed to run the program</text:span></text:p>
      <text:list xml:id="list2261293506" text:style-name="L6">
        <text:list-item>
          <text:p text:style-name="P7"><text:span text:style-name="T2">/output <text:s/>directory to which outputs are written </text:span></text:p>
        </text:list-item>
        <text:list-item>
          <text:p text:style-name="P7"><text:span text:style-name="T2">/airfoils <text:s/>holds airfoil data (alpha, cl, cd, Re, cm, </text:span><text:span text:style-name="T3">clustered by rising Reynolds number and rising cl</text:span><text:span text:style-name="T2">) </text:span><text:span text:style-name="T3">in files consecutively named “airfoil1.dat”</text:span><text:span text:style-name="T2">; not needed when viscous flag = 0</text:span></text:p>
        </text:list-item>
        <text:list-item>
          <text:p text:style-name="P7"><text:span text:style-name="T2">/</text:span><text:span text:style-name="T3">inputs/camber holds camber files of airfoils in consecutively named “camber1.camb”; content are nondimensionalized x-z coordinates of mean camberline from leading to trailing edge</text:span></text:p>
        </text:list-item>
      </text:list>
      <text:p text:style-name="P3"><text:span text:style-name="T3"/></text:p>
      <text:p text:style-name="P3"><text:span text:style-name="T2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06T10:22:53.377594165</meta:creation-date>
    <dc:date>2020-09-06T11:41:26.782174859</dc:date>
    <meta:editing-duration>PT1H7M39S</meta:editing-duration>
    <meta:editing-cycles>3</meta:editing-cycles>
    <meta:generator>LibreOffice/6.4.6.2$MacOSX_X86_64 LibreOffice_project/0ce51a4fd21bff07a5c061082cc82c5ed232f115</meta:generator>
    <meta:document-statistic meta:table-count="0" meta:image-count="0" meta:object-count="0" meta:page-count="1" meta:paragraph-count="14" meta:word-count="127" meta:character-count="815" meta:non-whitespace-character-count="701"/>
  </office:meta>
</office:document-meta>
</file>